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73cm" fo:min-width="2.99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99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87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2.993cm" style:writing-mode="lr-tb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fill-color="#ed4c05" draw:textarea-horizontal-align="justify" draw:textarea-vertical-align="middle" draw:auto-grow-height="false" fo:min-height="0.385cm" fo:min-width="2.993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ed4c05" draw:textarea-horizontal-align="justify" draw:textarea-vertical-align="middle" draw:auto-grow-height="false" fo:min-height="0.385cm" fo:min-width="2.992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069a2e" draw:textarea-horizontal-align="justify" draw:textarea-vertical-align="middle" draw:auto-grow-height="false" fo:min-height="0.385cm" fo:min-width="2.992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ed4c05" draw:textarea-horizontal-align="justify" draw:textarea-vertical-align="middle" draw:auto-grow-height="false" fo:min-height="0.385cm" fo:min-width="2.992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ed4c05" draw:textarea-horizontal-align="justify" draw:textarea-vertical-align="middle" draw:auto-grow-height="false" fo:min-height="0.385cm" fo:min-width="2.992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ed4c05" draw:textarea-horizontal-align="justify" draw:textarea-vertical-align="middle" draw:auto-grow-height="false" fo:min-height="0.385cm" fo:min-width="2.992cm" style:writing-mode="lr-tb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" style:family="paragraph"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ed4c05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69a2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7" style:family="paragraph">
      <loext:graphic-properties draw:fill-color="#ed4c05"/>
      <style:paragraph-properties fo:margin-left="0cm" fo:margin-right="0cm" fo:margin-top="0.42cm" fo:margin-bottom="0.35cm" fo:line-height="100%" fo:text-align="center" fo:text-indent="0cm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3cm" svg:height="1.223cm" svg:x="10.478cm" svg:y="6.397cm">
          <text:p text:style-name="P1"><text:span text:style-name="T1">check_key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2.542cm" svg:y="15.557cm">
          <text:p text:style-name="P1"><text:span text:style-name="T1">clear_tile_on_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2.858cm" svg:y="6.35cm">
          <text:p text:style-name="P1"><text:span text:style-name="T1">prepare_intr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2.858cm" svg:y="7.62cm">
          <text:p text:style-name="P1"><text:span text:style-name="T1">draw_intr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6.715cm" svg:y="12.747cm">
          <text:p text:style-name="P1"><text:span text:style-name="T1">draw_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2.541cm" svg:y="11.43cm">
          <text:p text:style-name="P1"><text:span text:style-name="T1">wait_for_ti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6.715cm" svg:y="6.397cm">
          <text:p text:style-name="P1"><text:span text:style-name="T1">prepare_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6.716cm" svg:y="10.207cm">
          <text:p text:style-name="P1"><text:span text:style-name="T1">draw_too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3.493cm" svg:height="1.27cm" svg:x="33.019cm" svg:y="4.628cm">
          <text:p text:style-name="P1"><text:span text:style-name="T1">stamp_t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6.716cm" svg:y="8.937cm">
          <text:p text:style-name="P1"><text:span text:style-name="T1">draw_g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2.587cm" svg:height="1.27cm" svg:x="5.985cm" svg:y="17.462cm">
          <text:p text:style-name="P1"><text:span text:style-name="T1">recalculate_railroad_at_pos</text:span></text:p>
          <draw:enhanced-geometry svg:viewBox="0 0 21600 21600" draw:mirror-horizontal="true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3.493cm" svg:height="1.27cm" svg:x="10.16cm" svg:y="18.415cm">
          <text:p text:style-name="P1"><text:span text:style-name="T1">convert_cur_pos_to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2.858cm" svg:y="5.08cm">
          <text:p text:style-name="P1"><text:span text:style-name="T1">init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14.288cm" svg:y="6.985cm">
          <text:p text:style-name="P1"><text:span text:style-name="T1">move_cur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493cm" svg:height="1.27cm" svg:x="28.573cm" svg:y="3.041cm">
          <text:p text:style-name="P1"><text:span text:style-name="T1">load_tile_from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6.715cm" svg:y="7.667cm">
          <text:p text:style-name="P1"><text:span text:style-name="T1">load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493cm" svg:height="1.27cm" svg:x="14.288cm" svg:y="17.462cm">
          <text:p text:style-name="P1"><text:span text:style-name="T1">save_tile_to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13.971cm" svg:y="13.652cm">
          <text:p text:style-name="P1"><text:span text:style-name="T1">draw_cur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10.478cm" svg:y="11.112cm">
          <text:p text:style-name="P1"><text:span text:style-name="T1">verify_change_tool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6.716cm" svg:y="11.477cm">
          <text:p text:style-name="P1"><text:span text:style-name="T1">update_tools_sel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3.493cm" svg:height="1.27cm" svg:x="37.147cm" svg:y="6.985cm">
          <text:p text:style-name="P1"><text:span text:style-name="T1">draw_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19.05cm" svg:y="15.557cm">
          <text:p text:style-name="P1"><text:span text:style-name="T1">convert_xy_to_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19.05cm" svg:y="18.097cm">
          <text:p text:style-name="P1"><text:span text:style-name="T1">draw_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493cm" svg:height="1.588cm" svg:x="2.858cm" svg:y="3.492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0.16cm" svg:y1="19.05cm" svg:x2="8.573cm" svg:y2="18.097cm" draw:start-shape="id1" draw:start-glue-point="5" draw:end-shape="id2" draw:end-glue-point="5" svg:d="M10160 19050h-794v-953h-793" svg:viewBox="0 0 1588 954">
          <text:p/>
        </draw:connector>
        <draw:custom-shape draw:style-name="gr6" draw:text-style-name="P4" draw:layer="layout" svg:width="3.493cm" svg:height="0.635cm" svg:x="2.541cm" svg:y="14.922cm">
          <text:p text:style-name="P1"><text:span text:style-name="T1">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3.653cm" svg:y1="19.05cm" svg:x2="16.035cm" svg:y2="17.462cm" draw:start-shape="id1" draw:start-glue-point="7" draw:end-shape="id3" draw:end-glue-point="4" svg:d="M13653 19050h4629v-2089h-2247v501" svg:viewBox="0 0 4630 2090">
          <text:p/>
        </draw:connector>
        <draw:connector draw:style-name="gr5" draw:text-style-name="P3" draw:layer="layout" svg:x1="32.066cm" svg:y1="3.676cm" svg:x2="33.019cm" svg:y2="5.263cm" draw:start-shape="id4" draw:start-glue-point="7" draw:end-shape="id5" draw:end-glue-point="5" svg:d="M32066 3676h501v-1136h-4496v2723h4948" svg:viewBox="0 0 4949 2724">
          <text:p/>
        </draw:connector>
        <draw:custom-shape draw:style-name="gr2" draw:text-style-name="P2" draw:layer="layout" svg:width="3.493cm" svg:height="1.27cm" svg:x="2.54cm" svg:y="13.017cm">
          <text:p text:style-name="P1"><text:span text:style-name="T1">get_rand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3.493cm" svg:height="0.635cm" svg:x="14.288cm" svg:y="6.35cm">
          <text:p text:style-name="P1"><text:span text:style-name="T1">_CUR_XY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14.289cm" svg:y="9.525cm">
          <text:p text:style-name="P1"><text:span text:style-name="T1">_CUR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13.971cm" svg:y="13.017cm">
          <text:p text:style-name="P1"><text:span text:style-name="T1">_CUR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14.288cm" svg:y="16.827cm">
          <text:p text:style-name="P1"><text:span text:style-name="T1">AX/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26.035cm" svg:y="11.747cm">
          <text:p text:style-name="P1"><text:span text:style-name="T1">train_a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26.036cm" svg:y="15.24cm">
          <text:p text:style-name="P1"><text:span text:style-name="T1">draw_tr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26.036cm" svg:y="17.78cm">
          <text:p text:style-name="P1"><text:span text:style-name="T1">move_tr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3.493cm" svg:height="0.635cm" svg:x="19.05cm" svg:y="14.922cm">
          <text:p text:style-name="P1"><text:span text:style-name="T1">AX/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14.288cm" svg:y="10.16cm">
          <text:p text:style-name="P1"><text:span text:style-name="T1">set_pos_to_cur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3.492cm" svg:height="0.635cm" svg:x="14.288cm" svg:y="11.43cm">
          <text:p text:style-name="P1"><text:span text:style-name="T1">AX/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18.416cm" svg:y="8.89cm">
          <text:p text:style-name="P1"><text:span text:style-name="T1">_CUR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493cm" svg:height="1.27cm" svg:x="18.415cm" svg:y="10.16cm">
          <text:p text:style-name="P1"><text:span text:style-name="T1">set_pos_to_cursor_w_off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3.492cm" svg:height="0.635cm" svg:x="18.415cm" svg:y="11.43cm">
          <text:p text:style-name="P1"><text:span text:style-name="T1">AX/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18.416cm" svg:y="9.525cm">
          <text:p text:style-name="P1"><text:span text:style-name="T1">_VIEWPORT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26.036cm" svg:y="13.97cm">
          <text:p text:style-name="P1"><text:span text:style-name="T1">_TRAIN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26.037cm" svg:y="14.605cm">
          <text:p text:style-name="P1"><text:span text:style-name="T1">_VIEWPORT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26.036cm" svg:y="17.145cm">
          <text:p text:style-name="P1"><text:span text:style-name="T1">_TRAIN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26.036cm" svg:y="11.112cm">
          <text:p text:style-name="P1"><text:span text:style-name="T1">_TRAIN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33.019cm" svg:y="2.723cm">
          <text:p text:style-name="P6"><text:span text:style-name="T1">_BRUSH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492cm" svg:height="0.635cm" svg:x="33.019cm" svg:y="3.358cm">
          <text:p text:style-name="P6"><text:span text:style-name="T1">VECTOR_COL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draw:layer="layout" svg:width="3.492cm" svg:height="0.635cm" svg:x="33.019cm" svg:y="3.993cm">
          <text:p text:style-name="P6"><text:span text:style-name="T1">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3.492cm" svg:height="0.635cm" svg:x="37.147cm" svg:y="6.35cm">
          <text:p text:style-name="P6"><text:span text:style-name="T1">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492cm" svg:height="0.635cm" svg:x="37.148cm" svg:y="5.715cm">
          <text:p text:style-name="P6"><text:span text:style-name="T1">S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34.766cm" svg:y1="5.898cm" svg:x2="37.147cm" svg:y2="7.62cm" draw:start-shape="id5" draw:start-glue-point="6" draw:end-shape="id6" draw:end-glue-point="5" svg:d="M34766 5898v1722h2381" svg:viewBox="0 0 2382 17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22:55:54.570684061</meta:creation-date>
    <dc:date>2025-01-11T00:42:03.259513084</dc:date>
    <meta:editing-duration>PT1H31S</meta:editing-duration>
    <meta:editing-cycles>8</meta:editing-cycles>
    <meta:generator>LibreOffice/24.8.4.2$Linux_X86_64 LibreOffice_project/480$Build-2</meta:generator>
    <meta:document-statistic meta:object-count="53"/>
  </office:meta>
</office:document-meta>
</file>